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Arial, 'Liberation Sans', sans-serif"/>
    <style:font-face style:name="Mangal1" svg:font-family="Mangal"/>
    <style:font-face style:name="Roboto" svg:font-family="Roboto, Arial, Helvetica, Tahoma, sans-serif"/>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984cm" table:align="left"/>
    </style:style>
    <style:style style:name="Table1.A" style:family="table-column">
      <style:table-column-properties style:column-width="4.667cm"/>
    </style:style>
    <style:style style:name="Table1.B" style:family="table-column">
      <style:table-column-properties style:column-width="6.316cm"/>
    </style:style>
    <style:style style:name="Table1.A1" style:family="table-cell">
      <style:table-cell-properties style:vertical-align="middle" fo:padding="0cm" fo:border="none"/>
    </style:style>
    <style:style style:name="Table2" style:family="table">
      <style:table-properties style:width="17.066cm" fo:margin-left="-0.042cm" table:align="left"/>
    </style:style>
    <style:style style:name="Table2.A" style:family="table-column">
      <style:table-column-properties style:column-width="7.408cm"/>
    </style:style>
    <style:style style:name="Table2.B" style:family="table-column">
      <style:table-column-properties style:column-width="9.657cm"/>
    </style:style>
    <style:style style:name="Table2.A1" style:family="table-cell">
      <style:table-cell-properties style:vertical-align="middle" fo:padding="0cm" fo:border="none"/>
    </style:style>
    <style:style style:name="Table3" style:family="table">
      <style:table-properties style:width="10.984cm" table:align="left"/>
    </style:style>
    <style:style style:name="Table3.A" style:family="table-column">
      <style:table-column-properties style:column-width="4.667cm"/>
    </style:style>
    <style:style style:name="Table3.B" style:family="table-column">
      <style:table-column-properties style:column-width="6.316cm"/>
    </style:style>
    <style:style style:name="Table3.A1" style:family="table-cell">
      <style:table-cell-properties style:vertical-align="middle" fo:padding="0cm" fo:border="none"/>
    </style:style>
    <style:style style:name="Table4" style:family="table">
      <style:table-properties style:width="17.066cm" fo:margin-left="-0.042cm" table:align="left"/>
    </style:style>
    <style:style style:name="Table4.A" style:family="table-column">
      <style:table-column-properties style:column-width="7.408cm"/>
    </style:style>
    <style:style style:name="Table4.B" style:family="table-column">
      <style:table-column-properties style:column-width="9.657cm"/>
    </style:style>
    <style:style style:name="Table4.A1" style:family="table-cell">
      <style:table-cell-properties style:vertical-align="middle" fo:padding="0cm" fo:border="none"/>
    </style:style>
    <style:style style:name="P1" style:family="paragraph" style:parent-style-name="Heading_20_1">
      <style:paragraph-properties fo:text-align="justify" style:justify-single-word="false"/>
      <style:text-properties fo:font-variant="normal" fo:text-transform="none" fo:color="#232323" loext:opacity="100%" style:font-name="Times New Roman" fo:font-size="12pt" fo:letter-spacing="normal" fo:font-style="normal" fo:font-weight="normal" officeooo:rsid="001478d8" officeooo:paragraph-rsid="001478d8" style:font-size-asian="12pt" style:font-weight-asian="normal" style:font-size-complex="12pt" style:font-weight-complex="normal"/>
    </style:style>
    <style:style style:name="P2" style:family="paragraph" style:parent-style-name="Heading_20_1">
      <style:paragraph-properties fo:text-align="justify" style:justify-single-word="false"/>
      <style:text-properties style:font-name="Times New Roman" fo:font-size="12pt" fo:font-weight="normal" officeooo:rsid="00051a6a" officeooo:paragraph-rsid="00051a6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loext:opacity="100%" style:font-name="Times New Roman" fo:font-size="12pt" fo:font-weight="normal" officeooo:rsid="00051a6a" officeooo:paragraph-rsid="0009b552"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style:font-name="Times New Roman" fo:font-size="12pt" fo:font-weight="normal" officeooo:rsid="00051a6a" officeooo:paragraph-rsid="0009ea59"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loext:opacity="100%" style:font-name="Times New Roman" fo:font-size="12pt" fo:font-weight="normal" officeooo:rsid="00051a6a" officeooo:paragraph-rsid="00051a6a"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loext:opacity="100%" style:font-name="Times New Roman" fo:font-size="12pt" fo:font-weight="normal" officeooo:rsid="00051a6a" officeooo:paragraph-rsid="001478d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loext:opacity="100%" style:font-name="Times New Roman" fo:font-size="12pt" fo:font-weight="normal" officeooo:rsid="00051a6a" officeooo:paragraph-rsid="0015ef6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loext:opacity="100%" style:font-name="Times New Roman" fo:font-size="12pt" fo:font-weight="normal" officeooo:rsid="00051a6a" officeooo:paragraph-rsid="001549d1"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loext:opacity="100%" style:font-name="Times New Roman" fo:font-size="12pt" fo:font-weight="normal" officeooo:paragraph-rsid="0015ef6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loext:opacity="100%" style:font-name="Times New Roman" fo:font-size="12pt" fo:font-weight="normal" officeooo:rsid="0016a76c" officeooo:paragraph-rsid="0016a76c"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f66d1f" loext:opacity="100%" style:font-name="Times New Roman" fo:font-size="12pt" fo:letter-spacing="normal" fo:font-style="normal" fo:font-weight="normal" officeooo:rsid="00051a6a" officeooo:paragraph-rsid="0015ef6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f66d1f" loext:opacity="100%" style:font-name="Times New Roman" fo:font-size="12pt" fo:letter-spacing="normal" fo:font-weight="normal" officeooo:rsid="00051a6a" officeooo:paragraph-rsid="00051a6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f66d1f" loext:opacity="100%" style:font-name="Times New Roman" fo:font-size="12pt" fo:letter-spacing="normal" fo:font-weight="normal" officeooo:rsid="00051a6a" officeooo:paragraph-rsid="001478d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f66d1f" loext:opacity="100%" style:font-name="Times New Roman" fo:font-size="12pt" fo:letter-spacing="normal" fo:font-weight="normal" officeooo:rsid="00051a6a" officeooo:paragraph-rsid="0015ef6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c9211e" loext:opacity="100%" style:font-name="Times New Roman" fo:font-size="12pt" fo:font-weight="normal" officeooo:rsid="00051a6a" officeooo:paragraph-rsid="00051a6a"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bold" officeooo:paragraph-rsid="001dad4b"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Times New Roman" fo:font-size="12pt" fo:font-weight="normal" officeooo:rsid="0009ea59" officeooo:paragraph-rsid="0009ea59"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09ea59" officeooo:paragraph-rsid="0015ef6a"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paragraph-rsid="0009b55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paragraph-rsid="0015ef6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paragraph-rsid="0005f3f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paragraph-rsid="001dad4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051a6a" officeooo:paragraph-rsid="00051a6a"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051a6a" officeooo:paragraph-rsid="0014051c"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051a6a" officeooo:paragraph-rsid="000c455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051a6a" officeooo:paragraph-rsid="0009ea59"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051a6a" officeooo:paragraph-rsid="001478d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051a6a" officeooo:paragraph-rsid="0015ef6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051a6a" officeooo:paragraph-rsid="0016d195"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051a6a" officeooo:paragraph-rsid="001b82a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07e2be" officeooo:paragraph-rsid="00051a6a"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07e2be" officeooo:paragraph-rsid="0009b552"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09b552" officeooo:paragraph-rsid="0009b552"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09b552" officeooo:paragraph-rsid="001478d8"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120fa7" officeooo:paragraph-rsid="00120fa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1478d8" officeooo:paragraph-rsid="001478d8"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1549d1" officeooo:paragraph-rsid="001549d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1549d1" officeooo:paragraph-rsid="0015ef6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15ef6a" officeooo:paragraph-rsid="0015ef6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16d195" officeooo:paragraph-rsid="0016d195"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16a76c" officeooo:paragraph-rsid="0016a76c"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17798c" officeooo:paragraph-rsid="0017798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1b82a5" officeooo:paragraph-rsid="001b82a5"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1dad4b" officeooo:paragraph-rsid="001b82a5"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01dad4b" officeooo:paragraph-rsid="001dad4b" style:font-size-asian="12pt" style:font-weight-asian="normal" style:font-size-complex="12pt" style:font-weight-complex="normal"/>
    </style:style>
    <style:style style:name="P47" style:family="paragraph" style:parent-style-name="Table_20_Contents">
      <style:paragraph-properties style:line-height-at-least="0.529cm" fo:text-align="justify" style:justify-single-word="false"/>
      <style:text-properties style:font-name="Times New Roman" fo:font-size="12pt" fo:font-weight="normal" style:font-size-asian="12pt" style:font-weight-asian="normal" style:font-size-complex="12pt" style:font-weight-complex="normal"/>
    </style:style>
    <style:style style:name="P48" style:family="paragraph" style:parent-style-name="Table_20_Contents">
      <style:paragraph-properties style:line-height-at-least="0.529cm" fo:text-align="justify" style:justify-single-word="false"/>
      <style:text-properties style:font-name="Times New Roman" fo:font-size="12pt" fo:font-weight="normal" officeooo:paragraph-rsid="0015ef6a" style:font-size-asian="12pt" style:font-weight-asian="normal" style:font-size-complex="12pt" style:font-weight-complex="normal"/>
    </style:style>
    <style:style style:name="P49" style:family="paragraph" style:parent-style-name="Table_20_Contents" style:list-style-name="L2">
      <style:paragraph-properties fo:margin-left="0cm" fo:margin-right="0cm" fo:margin-top="0cm" fo:margin-bottom="0.106cm" style:contextual-spacing="false" style:line-height-at-least="0.582cm" fo:text-align="justify" style:justify-single-word="false" fo:text-indent="0cm" style:auto-text-indent="false" fo:padding="0cm" fo:border="none"/>
      <style:text-properties style:font-name="Times New Roman" fo:font-size="12pt" fo:font-weight="normal" style:font-size-asian="12pt" style:font-weight-asian="normal" style:font-size-complex="12pt" style:font-weight-complex="normal"/>
    </style:style>
    <style:style style:name="P50" style:family="paragraph" style:parent-style-name="Table_20_Contents" style:list-style-name="L2">
      <style:paragraph-properties fo:margin-left="0cm" fo:margin-right="0cm" fo:margin-top="0cm" fo:margin-bottom="0.106cm" style:contextual-spacing="false" style:line-height-at-least="0.582cm" fo:text-align="justify" style:justify-single-word="false" fo:text-indent="0cm" style:auto-text-indent="false" fo:padding="0cm" fo:border="none"/>
      <style:text-properties style:font-name="Times New Roman" fo:font-size="12pt" fo:font-weight="normal" officeooo:paragraph-rsid="0015ef6a" style:font-size-asian="12pt" style:font-weight-asian="normal" style:font-size-complex="12pt" style:font-weight-complex="normal"/>
    </style:style>
    <style:style style:name="P51" style:family="paragraph" style:parent-style-name="Table_20_Contents" style:list-style-name="L3">
      <style:paragraph-properties fo:margin-left="0cm" fo:margin-right="0cm" fo:margin-top="0cm" fo:margin-bottom="0.106cm" style:contextual-spacing="false" style:line-height-at-least="0.582cm" fo:text-align="justify" style:justify-single-word="false" fo:text-indent="0cm" style:auto-text-indent="false" fo:padding="0cm" fo:border="none"/>
      <style:text-properties style:font-name="Times New Roman" fo:font-size="12pt" fo:font-weight="normal" style:font-size-asian="12pt" style:font-weight-asian="normal" style:font-size-complex="12pt" style:font-weight-complex="normal"/>
    </style:style>
    <style:style style:name="P52" style:family="paragraph" style:parent-style-name="Table_20_Contents" style:list-style-name="L4">
      <style:paragraph-properties fo:margin-left="0cm" fo:margin-right="0cm" fo:margin-top="0cm" fo:margin-bottom="0.106cm" style:contextual-spacing="false" style:line-height-at-least="0.582cm" fo:text-align="justify" style:justify-single-word="false" fo:text-indent="0cm" style:auto-text-indent="false" fo:padding="0cm" fo:border="none"/>
      <style:text-properties style:font-name="Times New Roman" fo:font-size="12pt" fo:font-weight="normal" officeooo:paragraph-rsid="0015ef6a" style:font-size-asian="12pt" style:font-weight-asian="normal" style:font-size-complex="12pt" style:font-weight-complex="normal"/>
    </style:style>
    <style:style style:name="P53" style:family="paragraph" style:parent-style-name="Table_20_Contents">
      <style:paragraph-properties fo:margin-left="0cm" fo:margin-right="0cm" style:line-height-at-least="0.529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54" style:family="paragraph" style:parent-style-name="Table_20_Contents">
      <style:paragraph-properties fo:margin-left="0cm" fo:margin-right="0cm" style:line-height-at-least="0.529cm" fo:text-align="justify" style:justify-single-word="false" fo:text-indent="0cm" style:auto-text-indent="false"/>
      <style:text-properties style:font-name="Times New Roman" fo:font-size="12pt" fo:font-weight="normal" officeooo:paragraph-rsid="0015ef6a" style:font-size-asian="12pt" style:font-weight-asian="normal" style:font-size-complex="12pt" style:font-weight-complex="normal"/>
    </style:style>
    <style:style style:name="P55" style:family="paragraph" style:parent-style-name="Table_20_Contents" style:list-style-name="L2">
      <style:paragraph-properties fo:margin-top="0cm" fo:margin-bottom="0.106cm" style:contextual-spacing="false" style:line-height-at-least="0.582cm" fo:text-align="justify" style:justify-single-word="false" fo:padding="0cm" fo:border="none"/>
      <style:text-properties style:font-name="Times New Roman" fo:font-size="12pt" fo:font-weight="normal" style:font-size-asian="12pt" style:font-weight-asian="normal" style:font-size-complex="12pt" style:font-weight-complex="normal"/>
    </style:style>
    <style:style style:name="P56" style:family="paragraph" style:parent-style-name="Table_20_Contents" style:list-style-name="L2">
      <style:paragraph-properties fo:margin-top="0cm" fo:margin-bottom="0.106cm" style:contextual-spacing="false" style:line-height-at-least="0.582cm" fo:text-align="justify" style:justify-single-word="false" fo:padding="0cm" fo:border="none"/>
      <style:text-properties style:font-name="Times New Roman" fo:font-size="12pt" fo:font-weight="normal" officeooo:paragraph-rsid="0015ef6a" style:font-size-asian="12pt" style:font-weight-asian="normal" style:font-size-complex="12pt" style:font-weight-complex="normal"/>
    </style:style>
    <style:style style:name="P57" style:family="paragraph" style:parent-style-name="Table_20_Contents" style:list-style-name="L3">
      <style:paragraph-properties fo:margin-top="0cm" fo:margin-bottom="0.106cm" style:contextual-spacing="false" style:line-height-at-least="0.582cm" fo:text-align="justify" style:justify-single-word="false" fo:padding="0cm" fo:border="none"/>
      <style:text-properties style:font-name="Times New Roman" fo:font-size="12pt" fo:font-weight="normal" style:font-size-asian="12pt" style:font-weight-asian="normal" style:font-size-complex="12pt" style:font-weight-complex="normal"/>
    </style:style>
    <style:style style:name="P58" style:family="paragraph" style:parent-style-name="Table_20_Contents" style:list-style-name="L4">
      <style:paragraph-properties fo:margin-top="0cm" fo:margin-bottom="0.106cm" style:contextual-spacing="false" style:line-height-at-least="0.582cm" fo:text-align="justify" style:justify-single-word="false" fo:padding="0cm" fo:border="none"/>
      <style:text-properties style:font-name="Times New Roman" fo:font-size="12pt" fo:font-weight="normal" officeooo:paragraph-rsid="0015ef6a"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fo:font-variant="normal" fo:text-transform="none" fo:color="#232323" loext:opacity="100%" style:font-name="Times New Roman" fo:font-size="12pt" fo:letter-spacing="normal" fo:font-style="normal" fo:font-weight="normal" officeooo:rsid="00051a6a" officeooo:paragraph-rsid="00051a6a" style:font-size-asian="12pt" style:font-weight-asian="normal" style:font-size-complex="12pt" style:font-weight-complex="normal"/>
    </style:style>
    <style:style style:name="P60" style:family="paragraph" style:parent-style-name="Text_20_body">
      <style:paragraph-properties fo:text-align="justify" style:justify-single-word="false"/>
      <style:text-properties fo:font-variant="normal" fo:text-transform="none" fo:color="#232323" loext:opacity="100%" style:font-name="Times New Roman" fo:font-size="12pt" fo:letter-spacing="normal" fo:font-style="normal" fo:font-weight="normal" officeooo:rsid="00051a6a" officeooo:paragraph-rsid="001478d8" style:font-size-asian="12pt" style:font-weight-asian="normal" style:font-size-complex="12pt" style:font-weight-complex="normal"/>
    </style:style>
    <style:style style:name="P61" style:family="paragraph" style:parent-style-name="Text_20_body">
      <style:paragraph-properties fo:text-align="justify" style:justify-single-word="false"/>
      <style:text-properties fo:font-variant="normal" fo:text-transform="none" fo:color="#232323" loext:opacity="100%" style:font-name="Times New Roman" fo:font-size="12pt" fo:letter-spacing="normal" fo:font-style="normal" fo:font-weight="normal" officeooo:rsid="001478d8" officeooo:paragraph-rsid="001478d8" style:font-size-asian="12pt" style:font-weight-asian="normal"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font-weight="normal" officeooo:paragraph-rsid="001549d1" style:font-size-asian="12pt" style:font-weight-asian="normal" style:font-size-complex="12pt" style:font-weight-complex="normal"/>
    </style:style>
    <style:style style:name="P63"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32323" loext:opacity="1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officeooo:rsid="00051a6a"/>
    </style:style>
    <style:style style:name="T2" style:family="text">
      <style:text-properties officeooo:rsid="000524f6"/>
    </style:style>
    <style:style style:name="T3" style:family="text">
      <style:text-properties officeooo:rsid="0009b552"/>
    </style:style>
    <style:style style:name="T4" style:family="text">
      <style:text-properties fo:font-variant="normal" fo:text-transform="none" fo:color="#181818" loext:opacity="100%" fo:letter-spacing="normal" fo:font-style="normal"/>
    </style:style>
    <style:style style:name="T5" style:family="text">
      <style:text-properties fo:font-variant="normal" fo:text-transform="none" fo:color="#181818" loext:opacity="100%" fo:letter-spacing="normal" fo:font-style="normal" fo:font-weight="normal" style:font-weight-asian="normal" style:font-weight-complex="normal"/>
    </style:style>
    <style:style style:name="T6" style:family="text">
      <style:text-properties fo:font-variant="normal" fo:text-transform="none" fo:color="#181818" loext:opacity="100%" fo:letter-spacing="normal" fo:font-style="normal" fo:font-weight="normal" officeooo:rsid="0009ea59" style:font-weight-asian="normal" style:font-weight-complex="normal"/>
    </style:style>
    <style:style style:name="T7" style:family="text">
      <style:text-properties fo:font-variant="normal" fo:text-transform="none" fo:color="#181818" loext:opacity="100%" fo:letter-spacing="normal" fo:font-style="normal" fo:font-weight="normal" officeooo:rsid="001478d8" style:font-weight-asian="normal" style:font-weight-complex="normal"/>
    </style:style>
    <style:style style:name="T8" style:family="text">
      <style:text-properties fo:font-variant="normal" fo:text-transform="none" fo:color="#181818" loext:opacity="100%" fo:letter-spacing="normal" fo:font-style="normal" fo:font-weight="bold" style:font-weight-asian="normal" style:font-weight-complex="normal"/>
    </style:style>
    <style:style style:name="T9" style:family="text">
      <style:text-properties fo:font-variant="normal" fo:text-transform="none" fo:color="#181818" loext:opacity="100%" fo:letter-spacing="normal" fo:font-style="normal" fo:font-weight="bold" officeooo:rsid="0009ea59" style:font-weight-asian="normal" style:font-weight-complex="normal"/>
    </style:style>
    <style:style style:name="T10" style:family="text">
      <style:text-properties fo:font-variant="normal" fo:text-transform="none" fo:color="#181818" loext:opacity="100%" fo:letter-spacing="normal" fo:font-style="normal" officeooo:rsid="0009ea59"/>
    </style:style>
    <style:style style:name="T11" style:family="text">
      <style:text-properties fo:font-variant="normal" fo:text-transform="none" fo:color="#181818" loext:opacity="100%" fo:letter-spacing="normal" fo:font-style="normal" officeooo:rsid="00051a6a"/>
    </style:style>
    <style:style style:name="T12" style:family="text">
      <style:text-properties fo:font-variant="normal" fo:text-transform="none" fo:color="#181818" loext:opacity="100%" fo:letter-spacing="normal" fo:font-style="normal" officeooo:rsid="001478d8"/>
    </style:style>
    <style:style style:name="T13" style:family="text">
      <style:text-properties fo:font-variant="normal" fo:text-transform="none" fo:color="#333333" loext:opacity="100%" fo:letter-spacing="normal" fo:font-style="normal"/>
    </style:style>
    <style:style style:name="T14" style:family="text">
      <style:text-properties fo:font-variant="normal" fo:text-transform="none" fo:color="#333333" loext:opacity="100%" fo:letter-spacing="normal" fo:font-style="normal" officeooo:rsid="0009b552"/>
    </style:style>
    <style:style style:name="T15" style:family="text">
      <style:text-properties fo:font-variant="normal" fo:text-transform="none" fo:letter-spacing="normal"/>
    </style:style>
    <style:style style:name="T16" style:family="text">
      <style:text-properties fo:font-variant="normal" fo:text-transform="none" fo:letter-spacing="normal" officeooo:rsid="0009ea59"/>
    </style:style>
    <style:style style:name="T17" style:family="text">
      <style:text-properties fo:font-variant="normal" fo:text-transform="none" fo:letter-spacing="normal" fo:font-style="normal"/>
    </style:style>
    <style:style style:name="T18" style:family="text">
      <style:text-properties fo:font-variant="normal" fo:text-transform="none" fo:letter-spacing="normal" fo:font-style="normal" officeooo:rsid="0009ea59"/>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color="#000000" loext:opacity="100%" fo:letter-spacing="normal"/>
    </style:style>
    <style:style style:name="T21" style:family="text">
      <style:text-properties fo:font-variant="normal" fo:text-transform="none" fo:color="#000000" loext:opacity="100%" fo:letter-spacing="normal" fo:font-weight="bold" style:font-weight-asian="bold" style:font-weight-complex="bold"/>
    </style:style>
    <style:style style:name="T22" style:family="text">
      <style:text-properties fo:font-variant="normal" fo:text-transform="none" fo:color="#000000" loext:opacity="100%" fo:letter-spacing="normal" fo:font-style="normal"/>
    </style:style>
    <style:style style:name="T23" style:family="text">
      <style:text-properties fo:font-variant="normal" fo:text-transform="none" fo:color="#000000" loext:opacity="100%" fo:letter-spacing="normal" fo:font-style="normal" fo:font-weight="bold"/>
    </style:style>
    <style:style style:name="T24" style:family="text">
      <style:text-properties fo:font-variant="normal" fo:text-transform="none" fo:color="#000000" loext:opacity="100%" fo:letter-spacing="normal" fo:font-style="normal" fo:font-weight="bold" style:font-weight-asian="bold" style:font-weight-complex="bold"/>
    </style:style>
    <style:style style:name="T25" style:family="text">
      <style:text-properties fo:font-variant="normal" fo:text-transform="none" fo:color="#000000" loext:opacity="100%" fo:letter-spacing="normal" fo:font-style="normal" fo:font-weight="bold" officeooo:rsid="0009ea59" style:font-weight-asian="bold" style:font-weight-complex="bold"/>
    </style:style>
    <style:style style:name="T26" style:family="text">
      <style:text-properties fo:font-variant="normal" fo:text-transform="none" fo:color="#000000" loext:opacity="100%" fo:letter-spacing="normal" fo:font-style="normal" fo:font-weight="bold" style:font-weight-asian="normal" style:font-weight-complex="normal"/>
    </style:style>
    <style:style style:name="T27" style:family="text">
      <style:text-properties fo:font-variant="normal" fo:text-transform="none" fo:color="#000000" loext:opacity="100%" fo:letter-spacing="normal" fo:font-style="normal" fo:font-weight="bold" officeooo:rsid="0009ea59" style:font-weight-asian="normal" style:font-weight-complex="normal"/>
    </style:style>
    <style:style style:name="T28" style:family="text">
      <style:text-properties fo:font-variant="normal" fo:text-transform="none" fo:color="#000000" loext:opacity="100%" fo:letter-spacing="normal" fo:font-style="normal" fo:font-weight="normal" style:font-weight-asian="normal" style:font-weight-complex="normal"/>
    </style:style>
    <style:style style:name="T29" style:family="text">
      <style:text-properties fo:font-variant="normal" fo:text-transform="none" fo:color="#000000" loext:opacity="100%" fo:letter-spacing="normal" fo:font-style="normal" fo:font-weight="normal" officeooo:rsid="0009ea59" style:font-weight-asian="normal" style:font-weight-complex="normal"/>
    </style:style>
    <style:style style:name="T30" style:family="text">
      <style:text-properties fo:font-variant="normal" fo:text-transform="none" fo:color="#000000" loext:opacity="100%" fo:letter-spacing="normal" fo:font-style="normal" officeooo:rsid="00051a6a"/>
    </style:style>
    <style:style style:name="T31" style:family="text">
      <style:text-properties fo:font-variant="normal" fo:text-transform="none" fo:color="#000000" loext:opacity="100%" fo:letter-spacing="normal" fo:font-style="normal" officeooo:rsid="0009ea59"/>
    </style:style>
    <style:style style:name="T32" style:family="text">
      <style:text-properties fo:font-variant="normal" fo:text-transform="none" fo:color="#000000" loext:opacity="100%" fo:letter-spacing="normal" officeooo:rsid="00051a6a"/>
    </style:style>
    <style:style style:name="T33" style:family="text">
      <style:text-properties fo:font-variant="normal" fo:text-transform="none" fo:color="#dd1e35" loext:opacity="100%" style:font-name="Roboto" fo:font-size="18.75pt" fo:letter-spacing="normal" fo:font-style="normal" fo:font-weight="bold"/>
    </style:style>
    <style:style style:name="T34" style:family="text">
      <style:text-properties fo:font-variant="normal" fo:text-transform="none" fo:color="#dd1e35" loext:opacity="100%" style:font-name="Roboto" fo:font-size="18.75pt" fo:letter-spacing="normal" fo:font-style="normal" fo:font-weight="bold" officeooo:rsid="001549d1"/>
    </style:style>
    <style:style style:name="T35" style:family="text">
      <style:text-properties fo:font-variant="normal" fo:text-transform="none" fo:color="#dd1e35" loext:opacity="100%" style:font-name="Roboto" fo:letter-spacing="normal" fo:font-style="normal" fo:font-weight="bold"/>
    </style:style>
    <style:style style:name="T36" style:family="text">
      <style:text-properties fo:font-variant="normal" fo:text-transform="none" fo:color="#dd1e35" loext:opacity="100%" style:font-name="Roboto" fo:letter-spacing="normal" fo:font-style="normal" fo:font-weight="bold" officeooo:rsid="001549d1"/>
    </style:style>
    <style:style style:name="T37" style:family="text">
      <style:text-properties fo:font-variant="normal" fo:text-transform="none" fo:color="#dd1e35" loext:opacity="100%" fo:letter-spacing="normal" fo:font-style="normal"/>
    </style:style>
    <style:style style:name="T38" style:family="text">
      <style:text-properties fo:font-variant="normal" fo:text-transform="none" fo:color="#dd1e35" loext:opacity="100%" fo:letter-spacing="normal" fo:font-style="normal" fo:font-weight="bold"/>
    </style:style>
    <style:style style:name="T39" style:family="text">
      <style:text-properties fo:font-variant="normal" fo:text-transform="none" fo:color="#dd1e35" loext:opacity="100%" fo:letter-spacing="normal" fo:font-style="normal" fo:font-weight="bold" officeooo:rsid="001549d1"/>
    </style:style>
    <style:style style:name="T40" style:family="text">
      <style:text-properties fo:font-variant="normal" fo:text-transform="none" fo:color="#dd1e35" loext:opacity="100%" fo:letter-spacing="normal" fo:font-style="normal" officeooo:rsid="001549d1"/>
    </style:style>
    <style:style style:name="T41" style:family="text">
      <style:text-properties fo:font-variant="normal" fo:text-transform="none" fo:color="#232323" loext:opacity="100%" style:font-name="Times New Roman" fo:font-size="12pt" fo:letter-spacing="normal" fo:font-style="normal" fo:font-weight="bold" officeooo:rsid="001549d1" style:font-size-asian="12pt" style:font-size-complex="12pt"/>
    </style:style>
    <style:style style:name="T42" style:family="text">
      <style:text-properties fo:font-variant="normal" fo:text-transform="none" fo:color="#232323" loext:opacity="100%" style:font-name="Times New Roman" fo:letter-spacing="normal" fo:font-style="normal" fo:font-weight="bold" officeooo:rsid="001549d1"/>
    </style:style>
    <style:style style:name="T43" style:family="text">
      <style:text-properties fo:font-variant="normal" fo:text-transform="none" fo:color="#232323" loext:opacity="100%" fo:letter-spacing="normal" fo:font-style="normal" fo:font-weight="bold" officeooo:rsid="001549d1"/>
    </style:style>
    <style:style style:name="T44" style:family="text">
      <style:text-properties fo:font-variant="normal" fo:text-transform="none" fo:color="#232323" loext:opacity="100%" fo:letter-spacing="normal" fo:font-style="normal" officeooo:rsid="001549d1"/>
    </style:style>
    <style:style style:name="T45" style:family="text">
      <style:text-properties officeooo:rsid="0009ea59"/>
    </style:style>
    <style:style style:name="T46" style:family="text">
      <style:text-properties fo:color="#000000" loext:opacity="100%"/>
    </style:style>
    <style:style style:name="T47" style:family="text">
      <style:text-properties fo:color="#000000" loext:opacity="100%" fo:font-weight="bold" style:font-weight-asian="bold" style:font-weight-complex="bold"/>
    </style:style>
    <style:style style:name="T48" style:family="text">
      <style:text-properties fo:color="#000000" loext:opacity="100%" fo:font-weight="bold" officeooo:rsid="0009ea59" style:font-weight-asian="bold" style:font-weight-complex="bold"/>
    </style:style>
    <style:style style:name="T49" style:family="text">
      <style:text-properties fo:color="#000000" loext:opacity="100%" fo:font-weight="bold" officeooo:rsid="000c455e" style:font-weight-asian="bold" style:font-weight-complex="bold"/>
    </style:style>
    <style:style style:name="T50" style:family="text">
      <style:text-properties fo:color="#000000" loext:opacity="100%" fo:font-weight="bold" officeooo:rsid="0014051c" style:font-weight-asian="bold" style:font-weight-complex="bold"/>
    </style:style>
    <style:style style:name="T51" style:family="text">
      <style:text-properties fo:color="#000000" loext:opacity="100%" officeooo:rsid="0009ea59"/>
    </style:style>
    <style:style style:name="T52" style:family="text">
      <style:text-properties fo:color="#000000" loext:opacity="100%" officeooo:rsid="000a933f"/>
    </style:style>
    <style:style style:name="T53" style:family="text">
      <style:text-properties fo:color="#000000" loext:opacity="100%" officeooo:rsid="000c455e"/>
    </style:style>
    <style:style style:name="T54" style:family="text">
      <style:text-properties fo:color="#000000" loext:opacity="100%" officeooo:rsid="0014051c"/>
    </style:style>
    <style:style style:name="T55" style:family="text">
      <style:text-properties fo:color="#000000" loext:opacity="100%" officeooo:rsid="00051a6a"/>
    </style:style>
    <style:style style:name="T56" style:family="text">
      <style:text-properties fo:color="#000000" loext:opacity="100%" officeooo:rsid="001549d1"/>
    </style:style>
    <style:style style:name="T57" style:family="text">
      <style:text-properties officeooo:rsid="001549d1"/>
    </style:style>
    <style:style style:name="T58" style:family="text">
      <style:text-properties officeooo:rsid="0015ef6a"/>
    </style:style>
    <style:style style:name="T59" style:family="text">
      <style:text-properties officeooo:rsid="0016a76c"/>
    </style:style>
    <style:style style:name="T60" style:family="text">
      <style:text-properties fo:color="#c9211e" loext:opacity="100%"/>
    </style:style>
    <style:style style:name="T61" style:family="text">
      <style:text-properties fo:color="#c9211e" loext:opacity="100%" officeooo:rsid="001b82a5"/>
    </style:style>
    <style:style style:name="T62" style:family="text">
      <style:text-properties fo:color="#f10d0c" loext:opacity="100%" officeooo:rsid="001883ac"/>
    </style:style>
    <style:style style:name="T63" style:family="text">
      <style:text-properties fo:color="#f10d0c" loext:opacity="100%" officeooo:rsid="001a3a0b"/>
    </style:style>
    <style:style style:name="T64" style:family="text">
      <style:text-properties officeooo:rsid="001b712f"/>
    </style:style>
    <style:style style:name="T65" style:family="text">
      <style:text-properties officeooo:rsid="001b82a5"/>
    </style:style>
    <style:style style:name="T66" style:family="text">
      <style:text-properties officeooo:rsid="001dad4b"/>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6"><text:span text:style-name="T66">F</text:span>irst name: <text:s/><text:span text:style-name="T66">Rozana </text:span></text:p>
      <text:p text:style-name="P16"><text:s/>last name : <text:s/><text:span text:style-name="T66">Alam</text:span></text:p>
      <text:p text:style-name="P46"/>
      <text:p text:style-name="P46">to </text:p>
      <text:p text:style-name="P23">2021 Campus Lille Pre-Msc / Msc /</text:p>
      <text:p text:style-name="P22">fabienne.lely@epitech.eu </text:p>
      <text:p text:style-name="P19"/>
      <text:p text:style-name="P19"/>
      <text:p text:style-name="P19"/>
      <text:p text:style-name="P19"><text:span text:style-name="T1">1. </text:span>At Epitech you need a computer, you have the choice between taking a "gaming" p<text:span text:style-name="T2">ersonal </text:span>c<text:span text:style-name="T2">omputer</text:span> with lots of colors everywhere or a p<text:span text:style-name="T2">ersonal </text:span>c<text:span text:style-name="T2">omputer </text:span><text:s/>"to code" or a macintosh. But you want to know the price of each of these computers: with these 3 pieces of information given by groups of Epitech comrades: Give the price for each type of computer.</text:p>
      <text:p text:style-name="P19"/>
      <text:p text:style-name="P24">a) Budget = 8200€</text:p>
      <text:p text:style-name="P24"/>
      <text:p text:style-name="P25">3 Items <text:span text:style-name="T45">= </text:span><text:span text:style-name="T51">( G_PC</text:span><text:span text:style-name="T20">€ </text:span><text:span text:style-name="T22">2</text:span><text:span text:style-name="T31">911</text:span><text:span text:style-name="T22">.00</text:span><text:span text:style-name="T46"> </text:span><text:span text:style-name="T51">+ <text:s/></text:span><text:span text:style-name="T52">Mac</text:span><text:span text:style-name="T20">€ </text:span><text:span text:style-name="T22">2,499.00</text:span><text:span text:style-name="T46"> </text:span><text:span text:style-name="T51">+ </text:span><text:span text:style-name="T52">Asus_coding </text:span><text:span text:style-name="T31"><text:s/></text:span><text:span text:style-name="T22">€ 2,</text:span><text:span text:style-name="T31">149</text:span><text:span text:style-name="T22">.</text:span><text:span text:style-name="T31">99</text:span><text:span text:style-name="T22"> </text:span><text:span text:style-name="T51">) </text:span><text:span text:style-name="T53">= </text:span><text:span text:style-name="T54">7559 euro</text:span></text:p>
      <text:p text:style-name="P25"><text:span text:style-name="T54">and </text:span><text:span text:style-name="T53"><text:s/></text:span><text:span text:style-name="T54">641</text:span><text:span text:style-name="T53"> euro </text:span><text:span text:style-name="T54">refundable to Epitech. </text:span></text:p>
      <text:p text:style-name="P25"><text:span text:style-name="T53"><text:s/></text:span></text:p>
      <text:p text:style-name="P26"><text:span text:style-name="T53"/></text:p>
      <text:p text:style-name="P3"><text:s/></text:p>
      <text:p text:style-name="P32">I. Gaming computer 1 piece:</text:p>
      <text:p text:style-name="P33"/>
      <text:p text:style-name="P4"><text:span text:style-name="T16">Price: </text:span><text:span text:style-name="T15">€ </text:span><text:span text:style-name="T17">2</text:span><text:span text:style-name="T18">911</text:span><text:span text:style-name="T17">.00</text:span> </text:p>
      <text:p text:style-name="P24"/>
      <table:table table:name="Table1" table:style-name="Table1">
        <table:table-column table:style-name="Table1.A"/>
        <table:table-column table:style-name="Table1.B"/>
        <table:table-row table:style-name="TableLine2340410793472">
          <table:table-cell table:style-name="Table1.A1" office:value-type="string">
            <text:p text:style-name="P53">Specific Uses For Product</text:p>
          </table:table-cell>
          <table:table-cell table:style-name="Table1.A1" office:value-type="string">
            <text:p text:style-name="P53">Personal, Gaming, Business</text:p>
          </table:table-cell>
        </table:table-row>
        <table:table-row table:style-name="TableLine2340410789936">
          <table:table-cell table:style-name="Table1.A1" office:value-type="string">
            <text:p text:style-name="P53">Series</text:p>
          </table:table-cell>
          <table:table-cell table:style-name="Table1.A1" office:value-type="string">
            <text:p text:style-name="P53">Chronos</text:p>
          </table:table-cell>
        </table:table-row>
        <table:table-row table:style-name="TableLine2340410780688">
          <table:table-cell table:style-name="Table1.A1" office:value-type="string">
            <text:p text:style-name="P53">Ram Memory Installed Size</text:p>
          </table:table-cell>
          <table:table-cell table:style-name="Table1.A1" office:value-type="string">
            <text:p text:style-name="P53">16 GB</text:p>
          </table:table-cell>
        </table:table-row>
        <table:table-row table:style-name="TableLine2340410790480">
          <table:table-cell table:style-name="Table1.A1" office:value-type="string">
            <text:p text:style-name="P53">Operating System</text:p>
          </table:table-cell>
          <table:table-cell table:style-name="Table1.A1" office:value-type="string">
            <text:p text:style-name="P53">Windows 10</text:p>
          </table:table-cell>
        </table:table-row>
        <table:table-row table:style-name="TableLine2340410792656">
          <table:table-cell table:style-name="Table1.A1" office:value-type="string">
            <text:p text:style-name="P53">CPU Model</text:p>
          </table:table-cell>
          <table:table-cell table:style-name="Table1.A1" office:value-type="string">
            <text:p text:style-name="P53">AMD Ryzen 7</text:p>
          </table:table-cell>
        </table:table-row>
        <table:table-row table:style-name="TableLine2340410786944">
          <table:table-cell table:style-name="Table1.A1" office:value-type="string">
            <text:p text:style-name="P53">Brand</text:p>
          </table:table-cell>
          <table:table-cell table:style-name="Table1.A1" office:value-type="string">
            <text:p text:style-name="P53">Skytech Gaming</text:p>
          </table:table-cell>
        </table:table-row>
        <table:table-row table:style-name="TableLine2340410788848">
          <table:table-cell table:style-name="Table1.A1" office:value-type="string">
            <text:p text:style-name="P53">CPU Manufacturer</text:p>
          </table:table-cell>
          <table:table-cell table:style-name="Table1.A1" office:value-type="string">
            <text:p text:style-name="P53">AMD</text:p>
          </table:table-cell>
        </table:table-row>
        <table:table-row table:style-name="TableLine2340410780960">
          <table:table-cell table:style-name="Table1.A1" office:value-type="string">
            <text:p text:style-name="P53">Screen Size</text:p>
          </table:table-cell>
          <table:table-cell table:style-name="Table1.A1" office:value-type="string">
            <text:p text:style-name="P53">1 Inches</text:p>
          </table:table-cell>
        </table:table-row>
        <table:table-row table:style-name="TableLine2340410781232">
          <table:table-cell table:style-name="Table1.A1" office:value-type="string">
            <text:p text:style-name="P53">Human Interface Input</text:p>
          </table:table-cell>
          <table:table-cell table:style-name="Table1.A1" office:value-type="string">
            <text:p text:style-name="P53">Keyboard</text:p>
          </table:table-cell>
        </table:table-row>
        <table:table-row table:style-name="TableLine2340410789120">
          <table:table-cell table:style-name="Table1.A1" office:value-type="string">
            <text:p text:style-name="P53">Graphics Coprocessor</text:p>
          </table:table-cell>
          <table:table-cell table:style-name="Table1.A1" office:value-type="string">
            <text:p text:style-name="P47">GeForce RTX 2070 Super 8GB GDDR6</text:p>
          </table:table-cell>
        </table:table-row>
      </table:table>
      <text:p text:style-name="P24"/>
      <text:h text:style-name="P2" text:outline-level="1"><text:span text:style-name="T14">ii. </text:span><text:span text:style-name="T13">MACBOOK PRO 16 - I9 - 2,3GHZ - 16 GO RAM - 1 TO SSD - AMD RADEON 5500M</text:span></text:h>
      <text:p text:style-name="P12"/>
      <text:p text:style-name="P5"><text:span text:style-name="T16">Price : </text:span><text:span text:style-name="T15">€ </text:span><text:span text:style-name="T17">2,499.00</text:span> </text:p>
      <text:p text:style-name="P5"/>
      <text:p text:style-name="P59">MacBook Pro Touch Bar 16 (2020)</text:p>
      <text:list xml:id="list1177097753" text:style-name="L1">
        <text:list-item>
          <text:p text:style-name="P63">Intel Core i9 "Coffee Lake" 9980H processor at 2.3Ghz</text:p>
        </text:list-item>
        <text:list-item>
          <text:p text:style-name="P63">8 Cores / 16 Threads - 16MB Cache L3</text:p>
        </text:list-item>
        <text:list-item>
          <text:p text:style-name="P63">Turbo Boost at 4.8Ghz</text:p>
        </text:list-item>
        <text:list-item>
          <text:p text:style-name="P63">16 "Retina LED display - Resolution: 3072 x 1920</text:p>
        </text:list-item>
        <text:list-item>
          <text:p text:style-name="P63"><text:soft-page-break/>16 GB ram DDR4 at 2667 Mhz</text:p>
        </text:list-item>
        <text:list-item>
          <text:p text:style-name="P63">1TB (1000GB) SSD / Flash</text:p>
        </text:list-item>
        <text:list-item>
          <text:p text:style-name="P63">Thunderbolt 3.0 x 4 / USB-C x 4</text:p>
        </text:list-item>
        <text:list-item>
          <text:p text:style-name="P63">Intel UHD Graphics 630 + AMD RADEON 5500M (4 GB GDDR6)</text:p>
        </text:list-item>
        <text:list-item>
          <text:p text:style-name="P63">Mac OS X Big Sur 11 pre-installed</text:p>
        </text:list-item>
        <text:list-item>
          <text:p text:style-name="P63">Possibility to install Microsoft Windows 10/11 with Bootcamp</text:p>
        </text:list-item>
        <text:list-item>
          <text:p text:style-name="P63">New product destocked</text:p>
        </text:list-item>
        <text:list-item>
          <text:p text:style-name="P63">Comes in original Apple box</text:p>
        </text:list-item>
        <text:list-item>
          <text:p text:style-name="P63">Price of this model on the Apple Store: 3199Euros</text:p>
        </text:list-item>
        <text:list-item>
          <text:p text:style-name="P63">700 Euros in savings at Mac Trader Franc<text:span text:style-name="T3">e</text:span></text:p>
        </text:list-item>
        <text:list-item>
          <text:p text:style-name="P63">Warranty: 1 year (Parts &amp; labor)</text:p>
        </text:list-item>
      </text:list>
      <text:p text:style-name="P24"/>
      <text:p text:style-name="P34">iii. I prefer <text:s/>ASUS for my personal programming laptop :</text:p>
      <text:p text:style-name="P4"><text:span text:style-name="T10">Price : </text:span><text:span text:style-name="T4">€ 2,</text:span><text:span text:style-name="T10">149</text:span><text:span text:style-name="T4">.</text:span><text:span text:style-name="T10">99</text:span><text:span text:style-name="T4"> </text:span></text:p>
      <text:p text:style-name="P20"/>
      <text:p text:style-name="P20"/>
      <table:table table:name="Table2" table:style-name="Table2">
        <table:table-column table:style-name="Table2.A"/>
        <table:table-column table:style-name="Table2.B"/>
        <table:table-row table:style-name="TableLine2340410782864">
          <table:table-cell table:style-name="Table2.A1" office:value-type="string">
            <text:list xml:id="list3175822632" text:style-name="L2">
              <text:list-item>
                <text:p text:style-name="P49">NVIDIA® GeForce RTX ™ 3060 6GB GDDR6</text:p>
              </text:list-item>
              <text:list-item>
                <text:p text:style-name="P55">Windows 10 Home</text:p>
              </text:list-item>
              <text:list-item>
                <text:p text:style-name="P55">AMD Ryzen ™ 7 5800HS 3.0 GHz (16M Cache, up to 4.3 GHz)</text:p>
              </text:list-item>
              <text:list-item>
                <text:p text:style-name="P55">16 GB of RAM (8GB DDR4 on board + 8GB DDR4-3200 SO-DIMM)</text:p>
              </text:list-item>
              <text:list-item>
                <text:p text:style-name="P55">512GB M.2 NVMe ™ PCIe® 3.0 SSD</text:p>
              </text:list-item>
              <text:list-item>
                <text:p text:style-name="P55">15.6 "WQHD (2560 x 1440) 16: 9, 165Hz display</text:p>
              </text:list-item>
              <text:list-item>
                <text:p text:style-name="P55">Anti-glare - Matte screen</text:p>
              </text:list-item>
              <text:list-item>
                <text:p text:style-name="P55">Brightness: 300 cd / m²</text:p>
              </text:list-item>
              <text:list-item>
                <text:p text:style-name="P55">Contrast: 1000: 1</text:p>
              </text:list-item>
              <text:list-item>
                <text:p text:style-name="P55">DCI-P3: 100%</text:p>
              </text:list-item>
              <text:list-item>
                <text:p text:style-name="P55">AZERTY backlit Chiclet keyboard</text:p>
              </text:list-item>
              <text:list-item>
                <text:p text:style-name="P55">Weight: 1.90 kg</text:p>
              </text:list-item>
              <text:list-item>
                <text:p text:style-name="P55">Dimensions: 35.5 x 24.3 x 1.99 ~ 1.99 cm</text:p>
              </text:list-item>
            </text:list>
          </table:table-cell>
          <table:table-cell table:style-name="Table2.A1" office:value-type="string">
            <text:list xml:id="list2967801680" text:style-name="L3">
              <text:list-header>
                <text:p text:style-name="P51">. Wi-Fi 6 (802.11ax)</text:p>
              </text:list-header>
              <text:list-item>
                <text:p text:style-name="P57">Bluetooth 5.1 (Dual band) 2 * 2</text:p>
              </text:list-item>
              <text:list-item>
                <text:p text:style-name="P57">1x HDMI 2.0b</text:p>
              </text:list-item>
              <text:list-item>
                <text:p text:style-name="P57">1x RJ45 LAN port</text:p>
              </text:list-item>
              <text:list-item>
                <text:p text:style-name="P57">1x Card reader (microSD)</text:p>
              </text:list-item>
              <text:list-item>
                <text:p text:style-name="P57">2x USB 3.2 Gen 2 Type-C with DisplayPort ™, power delivery and G-SYNC</text:p>
              </text:list-item>
              <text:list-item>
                <text:p text:style-name="P57">2x USB 3.2 Gen 2 Type-A</text:p>
              </text:list-item>
              <text:list-item>
                <text:p text:style-name="P57">1x 3.5mm Combo Audio Jack</text:p>
              </text:list-item>
              <text:list-item>
                <text:p text:style-name="P57">90WHrs, 4S1P, 4-cell Li-ion</text:p>
              </text:list-item>
              <text:list-item>
                <text:p text:style-name="P57">ROG Backpack and ROG Impact Gaming Mouse included</text:p>
              </text:list-item>
              <text:list-item>
                <text:p text:style-name="P57">ø6.0, 200W AC Adapter, Output: 20V DC, 10A, 200W, Input: 100-240V AC, 50 / 60Hz universal</text:p>
              </text:list-item>
              <text:list-item>
                <text:p text:style-name="P57">Grey color</text:p>
              </text:list-item>
            </text:list>
          </table:table-cell>
        </table:table-row>
      </table:table>
      <text:p text:style-name="P17"/>
      <text:p text:style-name="P27"/>
      <text:p text:style-name="P27"/>
      <text:p text:style-name="P24"/>
      <text:p text:style-name="P24"/>
      <text:p text:style-name="P24">b) Budget = 10700€ </text:p>
      <text:p text:style-name="P36">2 game pc + 2 programming pc + 1 apple mac</text:p>
      <text:p text:style-name="P36"/>
      <text:p text:style-name="P37">I. Programming PC :</text:p>
      <text:p text:style-name="P37"/>
      <text:p text:style-name="P35"><text:soft-page-break/><text:s/>I prefer <text:s/>ASUS for my personal programming laptop:</text:p>
      <text:p text:style-name="P6"><text:span text:style-name="T10">Price : </text:span><text:span text:style-name="T4">€ 2,</text:span><text:span text:style-name="T10">149</text:span><text:span text:style-name="T4">.</text:span><text:span text:style-name="T10">99</text:span><text:span text:style-name="T4"> * </text:span><text:span text:style-name="T12">2 = 4299.98 euro </text:span></text:p>
      <text:p text:style-name="P24"/>
      <text:p text:style-name="P24"/>
      <text:p text:style-name="P37"/>
      <text:p text:style-name="P37">II. 1 apple Mac</text:p>
      <text:p text:style-name="P28"><text:span text:style-name="T13">MACBOOK PRO 16 - I9 - 2,3GHZ - 16 GO RAM - 1 TO SSD - AMD RADEON 5500M</text:span></text:p>
      <text:p text:style-name="P13"/>
      <text:p text:style-name="P6"><text:span text:style-name="T16">Price : </text:span><text:span text:style-name="T15">€ </text:span><text:span text:style-name="T17">2,499.00</text:span> </text:p>
      <text:p text:style-name="P6"/>
      <text:p text:style-name="P60">MacBook Pro Touch Bar 16 (2020)</text:p>
      <text:p text:style-name="P29"><text:span text:style-name="T13">MACBOOK PRO 16 - I9 - 2,3GHZ - 16 GO RAM - 1 TO SSD - AMD RADEON 5500M</text:span></text:p>
      <text:p text:style-name="P11"/>
      <text:p text:style-name="P61">III. Gaming Laptop : if it is only for playing game I will reduce price from this sector.</text:p>
      <text:p text:style-name="P61">I would like to invest 3901.02 euro for gaming pc : </text:p>
      <text:h text:style-name="P1" text:outline-level="1">Pack PC Portable Gaming Asus F15-TUF566HM-HN080T 15.6" Intel Core i7 16 Go 512 Go SSD Gris + 6 mois d'abonnement Xbox Game Pass + Souris TUF M5</text:h>
      <text:p text:style-name="P61"/>
      <text:p text:style-name="P62"><text:span text:style-name="T44">Price = </text:span><text:span text:style-name="T37">19</text:span><text:span text:style-name="T40">50 euro</text:span> <text:s/><text:span text:style-name="T57">per pice </text:span></text:p>
      <text:p text:style-name="P62"><text:span text:style-name="T57">Two gaming laptop = </text:span><text:span text:style-name="T37">19</text:span><text:span text:style-name="T40">50 </text:span>* <text:span text:style-name="T57">2 = 3900 euro approximately </text:span></text:p>
      <text:p text:style-name="P37"/>
      <text:p text:style-name="P37"/>
      <text:p text:style-name="P37"/>
      <text:p text:style-name="P24">c) Budget =20 100€</text:p>
      <text:p text:style-name="P38"/>
      <text:p text:style-name="P38">1 gaming laptop:</text:p>
      <text:p text:style-name="P38"/>
      <text:p text:style-name="P7"><text:span text:style-name="T16">Price: </text:span><text:span text:style-name="T15">€ </text:span><text:span text:style-name="T17">2</text:span><text:span text:style-name="T18">911</text:span><text:span text:style-name="T17">.00</text:span> </text:p>
      <text:p text:style-name="P29"/>
      <table:table table:name="Table3" table:style-name="Table3">
        <table:table-column table:style-name="Table3.A"/>
        <table:table-column table:style-name="Table3.B"/>
        <table:table-row table:style-name="TableLine2340193973616">
          <table:table-cell table:style-name="Table3.A1" office:value-type="string">
            <text:p text:style-name="P54">Specific Uses For Product</text:p>
          </table:table-cell>
          <table:table-cell table:style-name="Table3.A1" office:value-type="string">
            <text:p text:style-name="P54">Personal, Gaming, Business</text:p>
          </table:table-cell>
        </table:table-row>
        <table:table-row table:style-name="TableLine2340193976336">
          <table:table-cell table:style-name="Table3.A1" office:value-type="string">
            <text:p text:style-name="P54">Series</text:p>
          </table:table-cell>
          <table:table-cell table:style-name="Table3.A1" office:value-type="string">
            <text:p text:style-name="P54">Chronos</text:p>
          </table:table-cell>
        </table:table-row>
        <table:table-row table:style-name="TableLine2340193978512">
          <table:table-cell table:style-name="Table3.A1" office:value-type="string">
            <text:p text:style-name="P54">Ram Memory Installed Size</text:p>
          </table:table-cell>
          <table:table-cell table:style-name="Table3.A1" office:value-type="string">
            <text:p text:style-name="P54">16 GB</text:p>
          </table:table-cell>
        </table:table-row>
        <table:table-row table:style-name="TableLine2340193978240">
          <table:table-cell table:style-name="Table3.A1" office:value-type="string">
            <text:p text:style-name="P54">Operating System</text:p>
          </table:table-cell>
          <table:table-cell table:style-name="Table3.A1" office:value-type="string">
            <text:p text:style-name="P54">Windows 10</text:p>
          </table:table-cell>
        </table:table-row>
        <table:table-row table:style-name="TableLine2340193982048">
          <table:table-cell table:style-name="Table3.A1" office:value-type="string">
            <text:p text:style-name="P54">CPU Model</text:p>
          </table:table-cell>
          <table:table-cell table:style-name="Table3.A1" office:value-type="string">
            <text:p text:style-name="P54">AMD Ryzen 7</text:p>
          </table:table-cell>
        </table:table-row>
        <table:table-row table:style-name="TableLine2340193974432">
          <table:table-cell table:style-name="Table3.A1" office:value-type="string">
            <text:p text:style-name="P54">Brand</text:p>
          </table:table-cell>
          <table:table-cell table:style-name="Table3.A1" office:value-type="string">
            <text:p text:style-name="P54">Skytech Gaming</text:p>
          </table:table-cell>
        </table:table-row>
        <table:table-row table:style-name="TableLine2340193984496">
          <table:table-cell table:style-name="Table3.A1" office:value-type="string">
            <text:p text:style-name="P54">CPU Manufacturer</text:p>
          </table:table-cell>
          <table:table-cell table:style-name="Table3.A1" office:value-type="string">
            <text:p text:style-name="P54">AMD</text:p>
          </table:table-cell>
        </table:table-row>
        <table:table-row table:style-name="TableLine2340193976608">
          <table:table-cell table:style-name="Table3.A1" office:value-type="string">
            <text:p text:style-name="P54">Screen Size</text:p>
          </table:table-cell>
          <table:table-cell table:style-name="Table3.A1" office:value-type="string">
            <text:p text:style-name="P54">1 Inches</text:p>
          </table:table-cell>
        </table:table-row>
        <table:table-row table:style-name="TableLine2340193967360">
          <table:table-cell table:style-name="Table3.A1" office:value-type="string">
            <text:p text:style-name="P54">Human Interface Input</text:p>
          </table:table-cell>
          <table:table-cell table:style-name="Table3.A1" office:value-type="string">
            <text:p text:style-name="P54">Keyboard</text:p>
          </table:table-cell>
        </table:table-row>
        <table:table-row table:style-name="TableLine2340193983136">
          <table:table-cell table:style-name="Table3.A1" office:value-type="string">
            <text:p text:style-name="P54">Graphics Coprocessor</text:p>
          </table:table-cell>
          <table:table-cell table:style-name="Table3.A1" office:value-type="string">
            <text:p text:style-name="P48">GeForce RTX 2070 Super 8GB GDDR6</text:p>
          </table:table-cell>
        </table:table-row>
      </table:table>
      <text:p text:style-name="P29"/>
      <text:p text:style-name="P29"/>
      <text:p text:style-name="P39"/>
      <text:p text:style-name="P39">2. coding laptop: <text:s/><text:span text:style-name="T58">ASUS</text:span></text:p>
      <text:p text:style-name="P39"/>
      <text:p text:style-name="P39"><text:soft-page-break/>price = <text:span text:style-name="T10"><text:s/></text:span><text:span text:style-name="T11">€ 2,</text:span><text:span text:style-name="T10">149</text:span><text:span text:style-name="T11">.</text:span><text:span text:style-name="T10">99</text:span><text:span text:style-name="T11"> * </text:span><text:span text:style-name="T12">2 = 4299.98 euro </text:span></text:p>
      <text:p text:style-name="P39"><text:span text:style-name="T12"/></text:p>
      <text:p text:style-name="P21"/>
      <table:table table:name="Table4" table:style-name="Table4">
        <table:table-column table:style-name="Table4.A"/>
        <table:table-column table:style-name="Table4.B"/>
        <table:table-row table:style-name="TableLine2340260590304">
          <table:table-cell table:style-name="Table4.A1" office:value-type="string">
            <text:list xml:id="list234258735447892" text:continue-list="list3175822632" text:style-name="L2">
              <text:list-item>
                <text:p text:style-name="P50">NVIDIA® GeForce RTX ™ 3060 6GB GDDR6</text:p>
              </text:list-item>
              <text:list-item>
                <text:p text:style-name="P56">Windows 10 Home</text:p>
              </text:list-item>
              <text:list-item>
                <text:p text:style-name="P56">AMD Ryzen ™ 7 5800HS 3.0 GHz (16M Cache, up to 4.3 GHz)</text:p>
              </text:list-item>
              <text:list-item>
                <text:p text:style-name="P56">16 GB of RAM (8GB DDR4 on board + 8GB DDR4-3200 SO-DIMM)</text:p>
              </text:list-item>
              <text:list-item>
                <text:p text:style-name="P56">512GB M.2 NVMe ™ PCIe® 3.0 SSD</text:p>
              </text:list-item>
              <text:list-item>
                <text:p text:style-name="P56">15.6 "WQHD (2560 x 1440) 16: 9, 165Hz display</text:p>
              </text:list-item>
              <text:list-item>
                <text:p text:style-name="P56">Anti-glare - Matte screen</text:p>
              </text:list-item>
              <text:list-item>
                <text:p text:style-name="P56">Brightness: 300 cd / m²</text:p>
              </text:list-item>
              <text:list-item>
                <text:p text:style-name="P56">Contrast: 1000: 1</text:p>
              </text:list-item>
              <text:list-item>
                <text:p text:style-name="P56">DCI-P3: 100%</text:p>
              </text:list-item>
              <text:list-item>
                <text:p text:style-name="P56">AZERTY backlit Chiclet keyboard</text:p>
              </text:list-item>
              <text:list-item>
                <text:p text:style-name="P56">Weight: 1.90 kg</text:p>
              </text:list-item>
              <text:list-item>
                <text:p text:style-name="P56">Dimensions: 35.5 x 24.3 x 1.99 ~ 1.99 cm</text:p>
              </text:list-item>
            </text:list>
          </table:table-cell>
          <table:table-cell table:style-name="Table4.A1" office:value-type="string">
            <text:list xml:id="list1579244642" text:style-name="L4">
              <text:list-header>
                <text:p text:style-name="P52">. Wi-Fi 6 (802.11ax)</text:p>
              </text:list-header>
              <text:list-item>
                <text:p text:style-name="P58">Bluetooth 5.1 (Dual band) 2 * 2</text:p>
              </text:list-item>
              <text:list-item>
                <text:p text:style-name="P58">1x HDMI 2.0b</text:p>
              </text:list-item>
              <text:list-item>
                <text:p text:style-name="P58">1x RJ45 LAN port</text:p>
              </text:list-item>
              <text:list-item>
                <text:p text:style-name="P58">1x Card reader (microSD)</text:p>
              </text:list-item>
              <text:list-item>
                <text:p text:style-name="P58">2x USB 3.2 Gen 2 Type-C with DisplayPort ™, power delivery and G-SYNC</text:p>
              </text:list-item>
              <text:list-item>
                <text:p text:style-name="P58">2x USB 3.2 Gen 2 Type-A</text:p>
              </text:list-item>
              <text:list-item>
                <text:p text:style-name="P58">1x 3.5mm Combo Audio Jack</text:p>
              </text:list-item>
              <text:list-item>
                <text:p text:style-name="P58">90WHrs, 4S1P, 4-cell Li-ion</text:p>
              </text:list-item>
              <text:list-item>
                <text:p text:style-name="P58">ROG Backpack and ROG Impact Gaming Mouse included</text:p>
              </text:list-item>
              <text:list-item>
                <text:p text:style-name="P58">ø6.0, 200W AC Adapter, Output: 20V DC, 10A, 200W, Input: 100-240V AC, 50 / 60Hz universal</text:p>
              </text:list-item>
              <text:list-item>
                <text:p text:style-name="P58">Grey color</text:p>
              </text:list-item>
            </text:list>
          </table:table-cell>
        </table:table-row>
      </table:table>
      <text:p text:style-name="P18"><text:span text:style-name="T12"/></text:p>
      <text:p text:style-name="P40">3.<text:span text:style-name="T57">mac: </text:span></text:p>
      <text:p text:style-name="P29"><text:span text:style-name="T13">MACBOOK PRO 16 - I9 - 2,3GHZ - 16 GO RAM - 1 TO SSD - AMD RADEON 5500M</text:span></text:p>
      <text:p text:style-name="P14"/>
      <text:p text:style-name="P40">Price <text:span text:style-name="T57">= </text:span><text:span text:style-name="T32">€ </text:span><text:span text:style-name="T30">2,499.00</text:span><text:span text:style-name="T55"> * </text:span><text:span text:style-name="T56">3 = </text:span><text:span text:style-name="T46">7497 euro </text:span></text:p>
      <text:p text:style-name="P8"/>
      <text:p text:style-name="P38"/>
      <text:p text:style-name="P38"/>
      <text:p text:style-name="P24"/>
      <text:p text:style-name="P24">2. Chapter two: I am the Matrix!<text:line-break/>Thanks to Epitech Lille, you have become an influential professional cybersecurity manager but there you are find yourself in front of this enigmatic message that you must decipher, you know that the answer is in French (you can ask for a hint if necessary):</text:p>
      <text:p text:style-name="P24"/>
      <text:p text:style-name="P24">I Mxqbmkp Tqttm zqowczmcf bc amzia ! Gwli</text:p>
      <text:p text:style-name="P24"/>
      <text:p text:style-name="P40">Answer: </text:p>
      <text:p text:style-name="P9"><text:span text:style-name="T58">Seems the text is encrypted. As it is in french text a French speaker can manually inner mining of the text manually by cipher ciphertext attack. </text:span><text:span text:style-name="T17">An encryption algorithm is the method used to transform data into ciphertext.</text:span> <text:s/><text:span text:style-name="T59">We can decrypt the massage by using decryption algorithm also. </text:span></text:p>
      <text:p text:style-name="P9"><text:span text:style-name="T17">Decryption is a process that transforms encrypted information into its original format.</text:span> </text:p>
      <text:p text:style-name="P10">There are some software also that we can use to solve the <text:span text:style-name="T64">text but for that we need the key.</text:span></text:p>
      <text:p text:style-name="P41">If any software is used to encrypt it than need know the key and software to decry-pt the cipher text into plain text.</text:p>
      <text:p text:style-name="P42"/>
      <text:p text:style-name="P41"><text:soft-page-break/>I will ask what encryption algorithm you have been used for what was the key for the encryption method? </text:p>
      <text:p text:style-name="P41">Then it is possible to decry-pt easily. If you used any specific algorithm to encrypt the message then <text:s/>need to know that.</text:p>
      <text:p text:style-name="P30"/>
      <text:p text:style-name="P24">3. Chapter Three: Foooood</text:p>
      <text:p text:style-name="P24">At Epitech Lille all years ago, 257 students, 24 members of the pedagogy (including 14 "Aer" - students who accompany lower year students), but for the start of the school year we want to know how much to buy Donuts. To do this we wrote an algorithm that calculates how many Donuts to buy, here is the code in bold of this algorithm:</text:p>
      <text:p text:style-name="P24"/>
      <text:p text:style-name="P24">NumberDonut receives zero. <text:span text:style-name="T60"><text:s/></text:span><text:span text:style-name="T61">0</text:span></text:p>
      <text:p text:style-name="P24">ChocolatPrevu receives zero. <text:s/><text:span text:style-name="T65">0</text:span></text:p>
      <text:p text:style-name="P15"/>
      <text:p text:style-name="P24">Main Method</text:p>
      <text:p text:style-name="P31">For each student do <text:s text:c="14"/><text:span text:style-name="T65">257</text:span></text:p>
      <text:p text:style-name="P24"><text:span text:style-name="T60"><text:s/></text:span><text:span text:style-name="T46"><text:s/>IncreaseNumberOfDonut (student, <text:s/>Number</text:span>OfDonut )</text:p>
      <text:p text:style-name="P24"/>
      <text:p text:style-name="P24">For each member of the pedago Do <text:s text:c="2"/><text:span text:style-name="T65">24</text:span></text:p>
      <text:p text:style-name="P24">If member equals Aer <text:s text:c="3"/><text:span text:style-name="T65">14 <text:s text:c="20"/>14</text:span></text:p>
      <text:p text:style-name="P24"><text:s text:c="2"/>IncreaseNumberOfDonut (Aer, NumberOfDonut ) <text:s text:c="3"/></text:p>
      <text:p text:style-name="P24"/>
      <text:p text:style-name="P24"><text:s text:c="2"/><text:span text:style-name="T65">else <text:s text:c="40"/>? <text:s text:c="12"/></text:span></text:p>
      <text:p text:style-name="P24"><text:s text:c="2"/>IncreaseNumberOfDonut (Framing, NumberOfDonut)</text:p>
      <text:p text:style-name="P24"/>
      <text:p text:style-name="P24"><text:s text:c="45"/>? <text:s text:c="11"/></text:p>
      <text:p text:style-name="P24">IncreaseNumberOfDonut (entry, NumberOfDonut) <text:s/></text:p>
      <text:p text:style-name="P24">NumberDonut increases by 1 </text:p>
      <text:p text:style-name="P24">If entry equals Aer <text:s text:c="6"/><text:span text:style-name="T65">14 </text:span></text:p>
      <text:p text:style-name="P24"><text:span text:style-name="T62"><text:s text:c="48"/></text:span><text:span text:style-name="T63"><text:s text:c="3"/></text:span></text:p>
      <text:p text:style-name="P24"><text:s text:c="2"/>IncreaseNumberOfDonut (student, NumberOfDonut)</text:p>
      <text:p text:style-name="P24"/>
      <text:p text:style-name="P24"/>
      <text:p text:style-name="P24"/>
      <text:p text:style-name="P24"><text:s text:c="2"/>If ChocolatePrevu &lt;17 <text:s text:c="5"/><text:span text:style-name="T65">(if 16 )</text:span></text:p>
      <text:p text:style-name="P24"><text:s text:c="42"/></text:p>
      <text:p text:style-name="P24">ChocolatePrevu increases by 2+ ChocolatePrevu <text:s text:c="2"/><text:span text:style-name="T65">(16+ 2 =18)</text:span></text:p>
      <text:p text:style-name="P24"><text:s text:c="2"/>Otherwise</text:p>
      <text:p text:style-name="P24">ChocolatPrevu increases by 1 <text:s text:c="4"/><text:span text:style-name="T65">(17 +1 = 18)</text:span></text:p>
      <text:p text:style-name="P43"/>
      <text:p text:style-name="P24">If entry equals Supervisor <text:s/>? </text:p>
      <text:p text:style-name="P24"/>
      <text:p text:style-name="P24"><text:s text:c="2"/>IncreaseNumberOfDonut (Aer, NumberOfDonut)</text:p>
      <text:p text:style-name="P24"/>
      <text:p text:style-name="P24">&gt;&gt;&gt; What will be the result of this program?</text:p>
      <text:p text:style-name="P24"/>
      <text:p text:style-name="P44">Because of I have just translated from French many information is not properly cleared , So this is not properly solved.</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Arial, 'Liberation Sans', sans-serif"/>
    <style:font-face style:name="Mangal1" svg:font-family="Mangal"/>
    <style:font-face style:name="Roboto" svg:font-family="Roboto, Arial, Helvetica, Tahoma, sans-serif"/>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2-19T23:42:17.511000000</dc:date>
    <meta:editing-duration>PT35M20S</meta:editing-duration>
    <meta:editing-cycles>9</meta:editing-cycles>
    <meta:document-statistic meta:table-count="4" meta:image-count="0" meta:object-count="0" meta:page-count="5" meta:paragraph-count="182" meta:word-count="1342" meta:character-count="7168" meta:non-whitespace-character-count="5745"/>
  </office:meta>
</office:document-meta>
</file>